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B0000002E8C3BC9BD76150622A.png" manifest:media-type="image/png"/>
  <manifest:file-entry manifest:full-path="Pictures/10000000000000C800000190A9A2CFE74ADB4699.png" manifest:media-type="image/png"/>
  <manifest:file-entry manifest:full-path="Pictures/100002010000029400000294EFDBD5260C041A19.png" manifest:media-type="image/png"/>
  <manifest:file-entry manifest:full-path="Pictures/100002010000012C0000012CB09B24C5798B250B.png" manifest:media-type="image/png"/>
  <manifest:file-entry manifest:full-path="Pictures/10000201000008FC000009208393514A499DBDCD.png" manifest:media-type="image/png"/>
  <manifest:file-entry manifest:full-path="Pictures/10000201000002580000025885D2F883D425BEC2.png" manifest:media-type="image/png"/>
  <manifest:file-entry manifest:full-path="Pictures/100000000000012C0000012C392CC62D4A3937C3.jpg" manifest:media-type="image/jpeg"/>
  <manifest:file-entry manifest:full-path="Pictures/10000201000001930000008DAF9F8EA0D237AF05.png" manifest:media-type="image/png"/>
  <manifest:file-entry manifest:full-path="Pictures/10000000000000C1000000AB34A18846B8589DB7.png" manifest:media-type="image/png"/>
  <manifest:file-entry manifest:full-path="Pictures/100000000000040000000300495CDBF919B81E4B.jpg" manifest:media-type="image/jpeg"/>
  <manifest:file-entry manifest:full-path="Pictures/100000000000012C0000012C7192552731B81E91.jpg" manifest:media-type="image/jpeg"/>
  <manifest:file-entry manifest:full-path="Pictures/100000000000012C0000012CEDA2E1AA83D684C7.jpg" manifest:media-type="image/jpeg"/>
  <manifest:file-entry manifest:full-path="Pictures/10000000000000F0000000F0E89AB71151E92316.jpg" manifest:media-type="image/jpeg"/>
  <manifest:file-entry manifest:full-path="Pictures/100000000000012C0000012C651664387D768CA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46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79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none" draw:fill-color="#ffffff"/>
      <style:paragraph-properties fo:line-height="150%"/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roboto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style:font-name="roboto1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roboto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4" draw:text-style-name="P7" draw:layer="layout" svg:width="17.496cm" svg:height="2.71cm" svg:x="2cm" svg:y="1.339cm">
          <draw:text-box>
            <text:p text:style-name="P4"><text:span text:style-name="T3"><text:s text:c="19"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1"/></text:span><text:span text:style-name="T3">Name : <text:s/></text:span><text:span text:style-name="T4">........................................</text:span></text:p>
            <text:p text:style-name="P5"><text:span text:style-name="T5"/></text:p>
            <text:p text:style-name="P6"><text:span text:style-name="T5">“</text:span><text:span text:style-name="T5">Einige Roboter“</text:span></text:p>
          </draw:text-box>
        </draw:frame>
        <draw:line draw:style-name="gr5" draw:text-style-name="P8" draw:layer="measurelines" svg:x1="1.997cm" svg:y1="-0.306cm" svg:x2="1.997cm" svg:y2="30.552cm">
          <text:p/>
        </draw:line>
        <draw:line draw:style-name="gr5" draw:text-style-name="P8" draw:layer="measurelines" svg:x1="5.5cm" svg:y1="-0.31cm" svg:x2="5.5cm" svg:y2="30.548cm">
          <text:p/>
        </draw:line>
        <draw:line draw:style-name="gr5" draw:text-style-name="P8" draw:layer="measurelines" svg:x1="19.5cm" svg:y1="-0.31cm" svg:x2="19.5cm" svg:y2="30.548cm">
          <text:p/>
        </draw:line>
        <draw:line draw:style-name="gr5" draw:text-style-name="P8" draw:layer="measurelines" svg:x1="16cm" svg:y1="-0.31cm" svg:x2="16cm" svg:y2="30.548cm">
          <text:p/>
        </draw:line>
        <draw:line draw:style-name="gr5" draw:text-style-name="P8" draw:layer="measurelines" svg:x1="12.5cm" svg:y1="-0.31cm" svg:x2="12.5cm" svg:y2="30.548cm">
          <text:p/>
        </draw:line>
        <draw:line draw:style-name="gr5" draw:text-style-name="P8" draw:layer="measurelines" svg:x1="9cm" svg:y1="-0.31cm" svg:x2="9cm" svg:y2="30.548cm">
          <text:p/>
        </draw:line>
        <draw:line draw:style-name="gr5" draw:text-style-name="P3" draw:layer="measurelines" svg:x1="-2.14cm" svg:y1="2cm" svg:x2="24.513cm" svg:y2="2cm">
          <text:p/>
        </draw:line>
        <draw:line draw:style-name="gr5" draw:text-style-name="P3" draw:layer="measurelines" svg:x1="-2.14cm" svg:y1="4.5cm" svg:x2="24.513cm" svg:y2="4.5cm">
          <text:p/>
        </draw:line>
        <draw:line draw:style-name="gr5" draw:text-style-name="P3" draw:layer="measurelines" svg:x1="-2.14cm" svg:y1="5.5cm" svg:x2="24.513cm" svg:y2="5.5cm">
          <text:p/>
        </draw:line>
        <draw:line draw:style-name="gr5" draw:text-style-name="P3" draw:layer="measurelines" svg:x1="-2.139cm" svg:y1="6cm" svg:x2="24.514cm" svg:y2="6cm">
          <text:p/>
        </draw:line>
        <draw:line draw:style-name="gr5" draw:text-style-name="P3" draw:layer="measurelines" svg:x1="-2.139cm" svg:y1="8.3cm" svg:x2="24.514cm" svg:y2="8.3cm">
          <text:p/>
        </draw:line>
        <draw:line draw:style-name="gr5" draw:text-style-name="P3" draw:layer="measurelines" svg:x1="-2.14cm" svg:y1="9.75cm" svg:x2="24.513cm" svg:y2="9.75cm">
          <text:p/>
        </draw:line>
        <draw:frame draw:style-name="gr6" draw:text-style-name="P3" draw:layer="controls" svg:width="3.5cm" svg:height="3.1cm" svg:x="-9.488cm" svg:y="2.556cm">
          <draw:image xlink:href="Pictures/10000000000000C1000000AB34A18846B8589DB7.png" xlink:type="simple" xlink:show="embed" xlink:actuate="onLoad">
            <text:p/>
          </draw:image>
        </draw:frame>
        <draw:frame draw:style-name="gr7" draw:text-style-name="P9" draw:layer="layout" svg:width="18.702cm" svg:height="3.04cm" svg:x="2cm" svg:y="5.4cm">
          <draw:text-box>
            <text:p text:style-name="P1"><text:span text:style-name="T6">Aufgabe :</text:span></text:p>
            <text:list text:style-name="L2">
              <text:list-item>
                <text:p text:style-name="P1"><text:span text:style-name="T7"><text:s/></text:span><text:span text:style-name="T7">Hier sind einige Roboter. Wozu dienen diese? <text:s/></text:span></text:p>
              </text:list-item>
            </text:list>
            <text:p text:style-name="P1"><text:span text:style-name="T8"/></text:p>
            <text:p text:style-name="P1"><text:span text:style-name="T8"/></text:p>
          </draw:text-box>
        </draw:frame>
        <draw:frame draw:style-name="gr6" draw:text-style-name="P3" draw:layer="layout" svg:width="5.281cm" svg:height="5.281cm" svg:x="2.954cm" svg:y="8.045cm">
          <draw:image xlink:href="Pictures/100000000000012C0000012C7192552731B81E91.jpg" xlink:type="simple" xlink:show="embed" xlink:actuate="onLoad">
            <text:p/>
          </draw:image>
        </draw:frame>
        <draw:frame draw:style-name="gr6" draw:text-style-name="P3" draw:layer="layout" svg:width="6cm" svg:height="6cm" svg:x="13.2cm" svg:y="8.045cm">
          <draw:image xlink:href="Pictures/100000000000012C0000012CEDA2E1AA83D684C7.jpg" xlink:type="simple" xlink:show="embed" xlink:actuate="onLoad">
            <text:p/>
          </draw:image>
        </draw:frame>
        <draw:frame draw:style-name="gr6" draw:text-style-name="P3" draw:layer="layout" svg:width="6cm" svg:height="6cm" svg:x="2.999cm" svg:y="14.456cm">
          <draw:image xlink:href="Pictures/100000000000012C0000012C392CC62D4A3937C3.jpg" xlink:type="simple" xlink:show="embed" xlink:actuate="onLoad">
            <text:p/>
          </draw:image>
        </draw:frame>
        <draw:frame draw:style-name="gr6" draw:text-style-name="P3" draw:layer="layout" svg:width="6cm" svg:height="6cm" svg:x="13.2cm" svg:y="14.456cm">
          <draw:image xlink:href="Pictures/100000000000012C0000012C651664387D768CAD.jpg" xlink:type="simple" xlink:show="embed" xlink:actuate="onLoad">
            <text:p/>
          </draw:image>
        </draw:frame>
        <draw:g>
          <draw:frame draw:style-name="gr6" draw:text-style-name="P3" draw:layer="layout" svg:width="6.349cm" svg:height="6.349cm" svg:x="12.951cm" svg:y="21.035cm">
            <draw:image xlink:href="Pictures/10000000000000F0000000F0E89AB71151E92316.jpg" xlink:type="simple" xlink:show="embed" xlink:actuate="onLoad">
              <text:p/>
            </draw:image>
          </draw:frame>
          <draw:frame draw:style-name="gr6" draw:text-style-name="P3" draw:layer="layout" svg:width="8cm" svg:height="6cm" svg:x="2.1cm" svg:y="21.384cm">
            <draw:image xlink:href="Pictures/100000000000040000000300495CDBF919B81E4B.jpg" xlink:type="simple" xlink:show="embed" xlink:actuate="onLoad">
              <text:p/>
            </draw:image>
          </draw:frame>
        </draw:g>
        <draw:frame draw:style-name="gr8" draw:text-style-name="P6" draw:layer="layout" svg:width="3.602cm" svg:height="7.206cm" svg:x="14.381cm" svg:y="20.777cm">
          <draw:image xlink:href="Pictures/10000000000000C800000190A9A2CFE74ADB4699.png" xlink:type="simple" xlink:show="embed" xlink:actuate="onLoad">
            <text:p/>
          </draw:image>
        </draw:frame>
        <draw:frame draw:style-name="gr8" draw:text-style-name="P6" draw:layer="layout" svg:width="7.885cm" svg:height="4.888cm" svg:x="11.584cm" svg:y="21.928cm">
          <draw:image xlink:href="Pictures/10000201000004B0000002E8C3BC9BD7615062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che_5f_eleve_5f_01_5f_quelques_5f_robots_7e_LT_7e_Gliederung_20_1" style:display-name="fiche_eleve_01_quelques_robots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2" style:display-name="fiche_eleve_01_quelques_robots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3" style:display-name="fiche_eleve_01_quelques_robots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4" style:display-name="fiche_eleve_01_quelques_robots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5" style:display-name="fiche_eleve_01_quelques_robots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6" style:display-name="fiche_eleve_01_quelques_robots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7" style:display-name="fiche_eleve_01_quelques_robots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8" style:display-name="fiche_eleve_01_quelques_robots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Gliederung_20_9" style:display-name="fiche_eleve_01_quelques_robots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Titel" style:display-name="fiche_eleve_01_quelques_robot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fiche_5f_eleve_5f_01_5f_quelques_5f_robots_7e_LT_7e_Untertitel" style:display-name="fiche_eleve_01_quelques_robot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iche_5f_eleve_5f_01_5f_quelques_5f_robots_7e_LT_7e_Notizen" style:display-name="fiche_eleve_01_quelques_robot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fiche_5f_eleve_5f_01_5f_quelques_5f_robots_7e_LT_7e_Hintergrundobjekte" style:display-name="fiche_eleve_01_quelques_robots~LT~Hintergrundobjekte" style:family="graphic">
      <style:paragraph-properties style:text-autospace="none"/>
      <style:text-properties style:letter-kerning="true"/>
    </style:style>
    <style:style style:name="fiche_5f_eleve_5f_01_5f_quelques_5f_robots_7e_LT_7e_Hintergrund" style:display-name="fiche_eleve_01_quelques_robots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AF9F8EA0D237AF05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16:08</meta:creation-date>
    <meta:editing-duration>PT1H16M15S</meta:editing-duration>
    <meta:editing-cycles>13</meta:editing-cycles>
    <meta:generator>LibreOffice/5.0.2.2$Linux_x86 LibreOffice_project/00m0$Build-2</meta:generator>
    <dc:date>2016-06-20T21:03:37.103854795</dc:date>
    <meta:print-date>2015-01-05T17:19:50</meta:print-date>
    <meta:document-statistic meta:object-count="40"/>
  </office:meta>
</office:document-meta>
</file>